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Gill Sans MT_CCJU" svg:font-family="'Gill Sans MT_CCJU'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 MT_CCJU1" svg:font-family="'Gill Sans MT_CCJU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Fortune" style:family="table">
      <style:table-properties style:width="18.747cm" fo:margin-left="0.011cm" fo:margin-right="0.028cm" table:align="margins"/>
    </style:style>
    <style:style style:name="tabFortune.A" style:family="table-column">
      <style:table-column-properties style:column-width="8.038cm" style:rel-column-width="28099*"/>
    </style:style>
    <style:style style:name="tabFortune.B" style:family="table-column">
      <style:table-column-properties style:column-width="1.03cm" style:rel-column-width="3601*"/>
    </style:style>
    <style:style style:name="tabFortune.C" style:family="table-column">
      <style:table-column-properties style:column-width="2.589cm" style:rel-column-width="9052*"/>
    </style:style>
    <style:style style:name="tabFortune.D" style:family="table-column">
      <style:table-column-properties style:column-width="1cm" style:rel-column-width="3496*"/>
    </style:style>
    <style:style style:name="tabFortune.E" style:family="table-column">
      <style:table-column-properties style:column-width="2.252cm" style:rel-column-width="7874*"/>
    </style:style>
    <style:style style:name="tabFortune.F" style:family="table-column">
      <style:table-column-properties style:column-width="1.169cm" style:rel-column-width="4088*"/>
    </style:style>
    <style:style style:name="tabFortune.G" style:family="table-column">
      <style:table-column-properties style:column-width="2.667cm" style:rel-column-width="9325*"/>
    </style:style>
    <style:style style:name="tabFortune.1" style:family="table-row">
      <style:table-row-properties style:row-height="0.64cm"/>
    </style:style>
    <style:style style:name="tabFortune.A1" style:family="table-cell">
      <style:table-cell-properties fo:background-color="transparent" fo:padding-left="0.101cm" fo:padding-right="0.101cm" fo:padding-top="0cm" fo:padding-bottom="0cm" fo:border-left="0.002cm solid #000000" fo:border-right="0.002cm solid #000000" fo:border-top="0.002cm solid #000000" fo:border-bottom="none">
        <style:background-image/>
      </style:table-cell-properties>
    </style:style>
    <style:style style:name="tabFortune.2" style:family="table-row">
      <style:table-row-properties style:row-height="0.25cm"/>
    </style:style>
    <style:style style:name="tabFortune.A2" style:family="table-cell">
      <style:table-cell-properties fo:padding-left="0.101cm" fo:padding-right="0.101cm" fo:padding-top="0cm" fo:padding-bottom="0cm" fo:border-left="0.002cm solid #000000" fo:border-right="none" fo:border-top="none" fo:border-bottom="none"/>
    </style:style>
    <style:style style:name="tabFortune.B2" style:family="table-cell">
      <style:table-cell-properties fo:padding-left="0.101cm" fo:padding-right="0.101cm" fo:padding-top="0cm" fo:padding-bottom="0cm" fo:border="none"/>
    </style:style>
    <style:style style:name="tabFortune.G2" style:family="table-cell">
      <style:table-cell-properties fo:padding-left="0.101cm" fo:padding-right="0.101cm" fo:padding-top="0cm" fo:padding-bottom="0cm" fo:border-left="none" fo:border-right="0.002cm solid #000000" fo:border-top="none" fo:border-bottom="none"/>
    </style:style>
    <style:style style:name="tabFortune.3" style:family="table-row">
      <style:table-row-properties style:row-height="0.45cm"/>
    </style:style>
    <style:style style:name="tabFortune.B4" style:family="table-cell">
      <style:table-cell-properties fo:padding-left="0.101cm" fo:padding-right="0.101cm" fo:padding-top="0cm" fo:padding-bottom="0cm" fo:border-left="none" fo:border-right="none" fo:border-top="none" fo:border-bottom="0.002cm solid #000000"/>
    </style:style>
    <style:style style:name="tabFortune.G6" style:family="table-cell">
      <style:table-cell-properties fo:padding-left="0.101cm" fo:padding-right="0.101cm" fo:padding-top="0cm" fo:padding-bottom="0cm" fo:border-left="none" fo:border-right="0.002cm solid #000000" fo:border-top="none" fo:border-bottom="0.002cm solid #000000"/>
    </style:style>
    <style:style style:name="tabFortune.B9" style:family="table-cell">
      <style:table-cell-properties fo:padding="0.101cm" fo:border="none"/>
    </style:style>
    <style:style style:name="Tableau5" style:family="table">
      <style:table-properties style:width="18.747cm" fo:margin-left="0.011cm" fo:margin-right="0.028cm" table:align="margins"/>
    </style:style>
    <style:style style:name="Tableau5.A" style:family="table-column">
      <style:table-column-properties style:column-width="8.042cm" style:rel-column-width="28115*"/>
    </style:style>
    <style:style style:name="Tableau5.B" style:family="table-column">
      <style:table-column-properties style:column-width="2.544cm" style:rel-column-width="8894*"/>
    </style:style>
    <style:style style:name="Tableau5.C" style:family="table-column">
      <style:table-column-properties style:column-width="1.55cm" style:rel-column-width="5418*"/>
    </style:style>
    <style:style style:name="Tableau5.D" style:family="table-column">
      <style:table-column-properties style:column-width="1.346cm" style:rel-column-width="4702*"/>
    </style:style>
    <style:style style:name="Tableau5.E" style:family="table-column">
      <style:table-column-properties style:column-width="1.286cm" style:rel-column-width="4498*"/>
    </style:style>
    <style:style style:name="Tableau5.F" style:family="table-column">
      <style:table-column-properties style:column-width="1.199cm" style:rel-column-width="4191*"/>
    </style:style>
    <style:style style:name="Tableau5.G" style:family="table-column">
      <style:table-column-properties style:column-width="2.78cm" style:rel-column-width="9717*"/>
    </style:style>
    <style:style style:name="Tableau5.1" style:family="table-row">
      <style:table-row-properties style:row-height="1cm"/>
    </style:style>
    <style:style style:name="Tableau5.A1" style:family="table-cell">
      <style:table-cell-properties fo:padding="0.097cm" fo:border-left="0.002cm solid #000000" fo:border-right="none" fo:border-top="none" fo:border-bottom="0.002cm solid #000000"/>
    </style:style>
    <style:style style:name="Tableau5.B1" style:family="table-cell">
      <style:table-cell-properties fo:padding="0.097cm" fo:border-left="none" fo:border-right="none" fo:border-top="none" fo:border-bottom="0.002cm solid #000000"/>
    </style:style>
    <style:style style:name="Tableau5.G1" style:family="table-cell">
      <style:table-cell-properties fo:padding="0.097cm" fo:border-left="none" fo:border-right="0.002cm solid #000000" fo:border-top="none" fo:border-bottom="0.002cm solid #000000"/>
    </style:style>
    <style:style style:name="tabRevenu" style:family="table">
      <style:table-properties style:width="18.785cm" table:align="margins"/>
    </style:style>
    <style:style style:name="tabRevenu.A" style:family="table-column">
      <style:table-column-properties style:column-width="8.04cm" style:rel-column-width="28049*"/>
    </style:style>
    <style:style style:name="tabRevenu.B" style:family="table-column">
      <style:table-column-properties style:column-width="1.221cm" style:rel-column-width="4258*"/>
    </style:style>
    <style:style style:name="tabRevenu.C" style:family="table-column">
      <style:table-column-properties style:column-width="2.203cm" style:rel-column-width="7683*"/>
    </style:style>
    <style:style style:name="tabRevenu.D" style:family="table-column">
      <style:table-column-properties style:column-width="1.194cm" style:rel-column-width="4165*"/>
    </style:style>
    <style:style style:name="tabRevenu.E" style:family="table-column">
      <style:table-column-properties style:column-width="2.282cm" style:rel-column-width="7961*"/>
    </style:style>
    <style:style style:name="tabRevenu.F" style:family="table-column">
      <style:table-column-properties style:column-width="1.168cm" style:rel-column-width="4073*"/>
    </style:style>
    <style:style style:name="tabRevenu.G" style:family="table-column">
      <style:table-column-properties style:column-width="2.679cm" style:rel-column-width="9346*"/>
    </style:style>
    <style:style style:name="tabRevenu.1" style:family="table-row">
      <style:table-row-properties style:min-row-height="0.499cm"/>
    </style:style>
    <style:style style:name="tabRevenu.A1" style:family="table-cell">
      <style:table-cell-properties fo:background-color="transparent" fo:padding-left="0.101cm" fo:padding-right="0.101cm" fo:padding-top="0cm" fo:padding-bottom="0cm" fo:border-left="0.002cm solid #000000" fo:border-right="0.002cm solid #000000" fo:border-top="0.002cm solid #000000" fo:border-bottom="none">
        <style:background-image/>
      </style:table-cell-properties>
    </style:style>
    <style:style style:name="tabRevenu.A2" style:family="table-cell">
      <style:table-cell-properties fo:padding-left="0.101cm" fo:padding-right="0.101cm" fo:padding-top="0cm" fo:padding-bottom="0cm" fo:border-left="0.002cm solid #000000" fo:border-right="none" fo:border-top="none" fo:border-bottom="none"/>
    </style:style>
    <style:style style:name="tabRevenu.B2" style:family="table-cell">
      <style:table-cell-properties fo:padding-left="0.101cm" fo:padding-right="0.101cm" fo:padding-top="0cm" fo:padding-bottom="0cm" fo:border="none"/>
    </style:style>
    <style:style style:name="tabRevenu.G2" style:family="table-cell">
      <style:table-cell-properties fo:padding-left="0.101cm" fo:padding-right="0.101cm" fo:padding-top="0cm" fo:padding-bottom="0cm" fo:border-left="none" fo:border-right="0.002cm solid #000000" fo:border-top="none" fo:border-bottom="none"/>
    </style:style>
    <style:style style:name="tabRevenu.B4" style:family="table-cell">
      <style:table-cell-properties fo:padding-left="0.101cm" fo:padding-right="0.101cm" fo:padding-top="0cm" fo:padding-bottom="0cm" fo:border-left="none" fo:border-right="none" fo:border-top="none" fo:border-bottom="0.002cm solid #000000"/>
    </style:style>
    <style:style style:name="tabRevenu.G6" style:family="table-cell">
      <style:table-cell-properties fo:padding-left="0.101cm" fo:padding-right="0.101cm" fo:padding-top="0cm" fo:padding-bottom="0cm" fo:border-left="none" fo:border-right="0.002cm solid #000000" fo:border-top="none" fo:border-bottom="0.002cm solid #000000"/>
    </style:style>
    <style:style style:name="tabRevenu.B9" style:family="table-cell">
      <style:table-cell-properties fo:padding="0.101cm" fo:border="none"/>
    </style:style>
    <style:style style:name="Tableau2" style:family="table">
      <style:table-properties style:width="18.785cm" table:align="margins"/>
    </style:style>
    <style:style style:name="Tableau2.A" style:family="table-column">
      <style:table-column-properties style:column-width="8.059cm" style:rel-column-width="28115*"/>
    </style:style>
    <style:style style:name="Tableau2.B" style:family="table-column">
      <style:table-column-properties style:column-width="2.549cm" style:rel-column-width="8894*"/>
    </style:style>
    <style:style style:name="Tableau2.C" style:family="table-column">
      <style:table-column-properties style:column-width="1.552cm" style:rel-column-width="5418*"/>
    </style:style>
    <style:style style:name="Tableau2.D" style:family="table-column">
      <style:table-column-properties style:column-width="1.348cm" style:rel-column-width="4702*"/>
    </style:style>
    <style:style style:name="Tableau2.E" style:family="table-column">
      <style:table-column-properties style:column-width="1.289cm" style:rel-column-width="4498*"/>
    </style:style>
    <style:style style:name="Tableau2.F" style:family="table-column">
      <style:table-column-properties style:column-width="1.201cm" style:rel-column-width="4191*"/>
    </style:style>
    <style:style style:name="Tableau2.G" style:family="table-column">
      <style:table-column-properties style:column-width="2.785cm" style:rel-column-width="9717*"/>
    </style:style>
    <style:style style:name="Tableau2.A1" style:family="table-cell">
      <style:table-cell-properties fo:padding="0.097cm" fo:border-left="0.002cm solid #000000" fo:border-right="none" fo:border-top="none" fo:border-bottom="0.002cm solid #000000"/>
    </style:style>
    <style:style style:name="Tableau2.B1" style:family="table-cell">
      <style:table-cell-properties fo:padding="0.097cm" fo:border-left="none" fo:border-right="none" fo:border-top="none" fo:border-bottom="0.002cm solid #000000"/>
    </style:style>
    <style:style style:name="Tableau2.G1" style:family="table-cell">
      <style:table-cell-properties fo:padding="0.097cm" fo:border-left="none" fo:border-right="0.002cm solid #000000" fo:border-top="none" fo:border-bottom="0.002cm solid #000000"/>
    </style:style>
    <style:style style:name="tabDepense" style:family="table">
      <style:table-properties style:width="18.759cm" fo:margin-left="0.011cm" fo:margin-right="0.016cm" table:align="margins"/>
    </style:style>
    <style:style style:name="tabDepense.A" style:family="table-column">
      <style:table-column-properties style:column-width="8.042cm" style:rel-column-width="28093*"/>
    </style:style>
    <style:style style:name="tabDepense.B" style:family="table-column">
      <style:table-column-properties style:column-width="1.06cm" style:rel-column-width="3703*"/>
    </style:style>
    <style:style style:name="tabDepense.C" style:family="table-column">
      <style:table-column-properties style:column-width="2.362cm" style:rel-column-width="8251*"/>
    </style:style>
    <style:style style:name="tabDepense.D" style:family="table-column">
      <style:table-column-properties style:column-width="1.198cm" style:rel-column-width="4184*"/>
    </style:style>
    <style:style style:name="tabDepense.E" style:family="table-column">
      <style:table-column-properties style:column-width="2.252cm" style:rel-column-width="7869*"/>
    </style:style>
    <style:style style:name="tabDepense.F" style:family="table-column">
      <style:table-column-properties style:column-width="1.169cm" style:rel-column-width="4085*"/>
    </style:style>
    <style:style style:name="tabDepense.G" style:family="table-column">
      <style:table-column-properties style:column-width="2.676cm" style:rel-column-width="9350*"/>
    </style:style>
    <style:style style:name="tabDepense.1" style:family="table-row">
      <style:table-row-properties style:row-height="0.64cm"/>
    </style:style>
    <style:style style:name="tabDepense.A1" style:family="table-cell">
      <style:table-cell-properties fo:background-color="transparent" fo:padding-left="0.101cm" fo:padding-right="0.101cm" fo:padding-top="0cm" fo:padding-bottom="0cm" fo:border-left="0.002cm solid #000000" fo:border-right="0.002cm solid #000000" fo:border-top="0.002cm solid #000000" fo:border-bottom="none">
        <style:background-image/>
      </style:table-cell-properties>
    </style:style>
    <style:style style:name="tabDepense.2" style:family="table-row">
      <style:table-row-properties style:row-height="0.25cm"/>
    </style:style>
    <style:style style:name="tabDepense.A2" style:family="table-cell">
      <style:table-cell-properties fo:background-color="transparent" fo:padding-left="0.101cm" fo:padding-right="0.101cm" fo:padding-top="0cm" fo:padding-bottom="0cm" fo:border-left="0.002cm solid #000000" fo:border-right="0.002cm solid #000000" fo:border-top="none" fo:border-bottom="none">
        <style:background-image/>
      </style:table-cell-properties>
    </style:style>
    <style:style style:name="tabDepense.3" style:family="table-row">
      <style:table-row-properties style:row-height="0.45cm"/>
    </style:style>
    <style:style style:name="tabDepense.A3" style:family="table-cell">
      <style:table-cell-properties fo:padding-left="0.101cm" fo:padding-right="0.101cm" fo:padding-top="0cm" fo:padding-bottom="0cm" fo:border-left="0.002cm solid #000000" fo:border-right="none" fo:border-top="none" fo:border-bottom="none"/>
    </style:style>
    <style:style style:name="tabDepense.B3" style:family="table-cell">
      <style:table-cell-properties fo:padding-left="0.101cm" fo:padding-right="0.101cm" fo:padding-top="0cm" fo:padding-bottom="0cm" fo:border="none"/>
    </style:style>
    <style:style style:name="tabDepense.G3" style:family="table-cell">
      <style:table-cell-properties fo:padding-left="0.101cm" fo:padding-right="0.101cm" fo:padding-top="0cm" fo:padding-bottom="0cm" fo:border-left="none" fo:border-right="0.002cm solid #000000" fo:border-top="none" fo:border-bottom="none"/>
    </style:style>
    <style:style style:name="tabDepense.B4" style:family="table-cell">
      <style:table-cell-properties fo:padding-left="0.101cm" fo:padding-right="0.101cm" fo:padding-top="0cm" fo:padding-bottom="0cm" fo:border-left="none" fo:border-right="none" fo:border-top="none" fo:border-bottom="0.002cm solid #000000"/>
    </style:style>
    <style:style style:name="tabDepense.G6" style:family="table-cell">
      <style:table-cell-properties fo:padding-left="0.101cm" fo:padding-right="0.101cm" fo:padding-top="0cm" fo:padding-bottom="0cm" fo:border-left="none" fo:border-right="0.002cm solid #000000" fo:border-top="none" fo:border-bottom="0.002cm solid #000000"/>
    </style:style>
    <style:style style:name="Tableau3" style:family="table">
      <style:table-properties style:width="18.747cm" fo:margin-left="0.011cm" fo:margin-right="0.028cm" table:align="margins"/>
    </style:style>
    <style:style style:name="Tableau3.A" style:family="table-column">
      <style:table-column-properties style:column-width="8.042cm" style:rel-column-width="28115*"/>
    </style:style>
    <style:style style:name="Tableau3.B" style:family="table-column">
      <style:table-column-properties style:column-width="3.099cm" style:rel-column-width="10837*"/>
    </style:style>
    <style:style style:name="Tableau3.C" style:family="table-column">
      <style:table-column-properties style:column-width="1.258cm" style:rel-column-width="4396*"/>
    </style:style>
    <style:style style:name="Tableau3.D" style:family="table-column">
      <style:table-column-properties style:column-width="0.995cm" style:rel-column-width="3476*"/>
    </style:style>
    <style:style style:name="Tableau3.E" style:family="table-column">
      <style:table-column-properties style:column-width="1.374cm" style:rel-column-width="4805*"/>
    </style:style>
    <style:style style:name="Tableau3.F" style:family="table-column">
      <style:table-column-properties style:column-width="1.199cm" style:rel-column-width="4191*"/>
    </style:style>
    <style:style style:name="Tableau3.G" style:family="table-column">
      <style:table-column-properties style:column-width="2.78cm" style:rel-column-width="9715*"/>
    </style:style>
    <style:style style:name="Tableau3.1" style:family="table-row">
      <style:table-row-properties style:row-height="1cm"/>
    </style:style>
    <style:style style:name="Tableau3.A1" style:family="table-cell">
      <style:table-cell-properties fo:padding="0.097cm" fo:border-left="0.002cm solid #000000" fo:border-right="none" fo:border-top="none" fo:border-bottom="0.002cm solid #000000"/>
    </style:style>
    <style:style style:name="Tableau3.B1" style:family="table-cell">
      <style:table-cell-properties fo:padding="0.097cm" fo:border-left="none" fo:border-right="none" fo:border-top="none" fo:border-bottom="0.002cm solid #000000"/>
    </style:style>
    <style:style style:name="Tableau3.G1" style:family="table-cell">
      <style:table-cell-properties fo:padding="0.097cm" fo:border-left="none" fo:border-right="0.002cm solid #000000" fo:border-top="none" fo:border-bottom="0.002cm solid #000000"/>
    </style:style>
    <style:style style:name="Tableau4" style:family="table">
      <style:table-properties style:width="18.785cm" table:align="margins" style:may-break-between-rows="false"/>
    </style:style>
    <style:style style:name="Tableau4.A" style:family="table-column">
      <style:table-column-properties style:column-width="8.04cm" style:rel-column-width="28047*"/>
    </style:style>
    <style:style style:name="Tableau4.B" style:family="table-column">
      <style:table-column-properties style:column-width="1.228cm" style:rel-column-width="4282*"/>
    </style:style>
    <style:style style:name="Tableau4.C" style:family="table-column">
      <style:table-column-properties style:column-width="2.193cm" style:rel-column-width="7648*"/>
    </style:style>
    <style:style style:name="Tableau4.D" style:family="table-column">
      <style:table-column-properties style:column-width="1.199cm" style:rel-column-width="4184*"/>
    </style:style>
    <style:style style:name="Tableau4.E" style:family="table-column">
      <style:table-column-properties style:column-width="2.251cm" style:rel-column-width="7851*"/>
    </style:style>
    <style:style style:name="Tableau4.F" style:family="table-column">
      <style:table-column-properties style:column-width="1.189cm" style:rel-column-width="4147*"/>
    </style:style>
    <style:style style:name="Tableau4.G" style:family="table-column">
      <style:table-column-properties style:column-width="2.688cm" style:rel-column-width="9376*"/>
    </style:style>
    <style:style style:name="Tableau4.1" style:family="table-row">
      <style:table-row-properties style:row-height="0.6cm"/>
    </style:style>
    <style:style style:name="Tableau4.A1" style:family="table-cell">
      <style:table-cell-properties fo:padding-left="0.101cm" fo:padding-right="0.101cm" fo:padding-top="0cm" fo:padding-bottom="0.101cm" fo:border-left="0.002cm solid #000000" fo:border-right="none" fo:border-top="0.002cm solid #000000" fo:border-bottom="none"/>
    </style:style>
    <style:style style:name="Tableau4.B1" style:family="table-cell">
      <style:table-cell-properties fo:padding-left="0.101cm" fo:padding-right="0.101cm" fo:padding-top="0cm" fo:padding-bottom="0.101cm" fo:border-left="none" fo:border-right="none" fo:border-top="0.002cm solid #000000" fo:border-bottom="none"/>
    </style:style>
    <style:style style:name="Tableau4.G1" style:family="table-cell">
      <style:table-cell-properties fo:padding-left="0.101cm" fo:padding-right="0.101cm" fo:padding-top="0cm" fo:padding-bottom="0.101cm" fo:border-left="none" fo:border-right="0.002cm solid #000000" fo:border-top="0.002cm solid #000000" fo:border-bottom="none"/>
    </style:style>
    <style:style style:name="Tableau4.A2" style:family="table-cell">
      <style:table-cell-properties fo:padding-left="0.101cm" fo:padding-right="0.101cm" fo:padding-top="0cm" fo:padding-bottom="0.101cm" fo:border-left="0.002cm solid #000000" fo:border-right="none" fo:border-top="none" fo:border-bottom="none"/>
    </style:style>
    <style:style style:name="Tableau4.F2" style:family="table-cell">
      <style:table-cell-properties fo:padding-left="0.101cm" fo:padding-right="0.101cm" fo:padding-top="0cm" fo:padding-bottom="0.101cm" fo:border="none"/>
    </style:style>
    <style:style style:name="Tableau4.G2" style:family="table-cell">
      <style:table-cell-properties fo:padding-left="0.101cm" fo:padding-right="0.101cm" fo:padding-top="0cm" fo:padding-bottom="0.101cm" fo:border-left="none" fo:border-right="0.002cm solid #000000" fo:border-top="none" fo:border-bottom="none"/>
    </style:style>
    <style:style style:name="Tableau4.A4" style:family="table-cell">
      <style:table-cell-properties fo:padding-left="0.101cm" fo:padding-right="0.101cm" fo:padding-top="0cm" fo:padding-bottom="0.101cm" fo:border-left="0.002cm solid #000000" fo:border-right="none" fo:border-top="none" fo:border-bottom="0.002cm solid #000000"/>
    </style:style>
    <style:style style:name="Tableau4.B4" style:family="table-cell">
      <style:table-cell-properties fo:padding-left="0.101cm" fo:padding-right="0.101cm" fo:padding-top="0cm" fo:padding-bottom="0.101cm" fo:border-left="none" fo:border-right="none" fo:border-top="none" fo:border-bottom="0.002cm solid #000000"/>
    </style:style>
    <style:style style:name="Tableau4.G4" style:family="table-cell">
      <style:table-cell-properties fo:padding-left="0.101cm" fo:padding-right="0.101cm" fo:padding-top="0cm" fo:padding-bottom="0.101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style:shadow="none"/>
      <style:text-properties fo:color="#000000" style:font-name="Gill Sans MT_CCJU" fo:font-size="7pt" style:font-size-asian="7pt" style:font-size-complex="7pt"/>
    </style:style>
    <style:style style:name="P2" style:family="paragraph" style:parent-style-name="Table_20_Contents">
      <style:paragraph-properties style:shadow="none"/>
      <style:text-properties fo:color="#000000" style:font-name="Gill Sans MT_CCJU" fo:font-size="9pt" style:font-size-asian="9pt" style:font-size-complex="9pt"/>
    </style:style>
    <style:style style:name="P3" style:family="paragraph" style:parent-style-name="Table_20_Contents">
      <style:paragraph-properties fo:text-align="end" style:justify-single-word="false" style:shadow="none"/>
      <style:text-properties fo:color="#000000" style:font-name="Gill Sans MT_CCJU" fo:font-size="9pt" style:font-size-asian="9pt" style:font-size-complex="9pt"/>
    </style:style>
    <style:style style:name="P4" style:family="paragraph" style:parent-style-name="Table_20_Contents">
      <style:paragraph-properties style:shadow="none"/>
      <style:text-properties fo:color="#000000" style:font-name="Gill Sans MT_CCJU" fo:font-size="11pt" style:font-size-asian="11pt" style:font-size-complex="11pt"/>
    </style:style>
    <style:style style:name="P5" style:family="paragraph" style:parent-style-name="Table_20_Contents">
      <style:paragraph-properties fo:text-align="end" style:justify-single-word="false" style:shadow="none"/>
      <style:text-properties fo:color="#000000" style:font-name="Gill Sans MT_CCJU" fo:font-size="11pt" style:font-size-asian="11pt" style:font-size-complex="11pt"/>
    </style:style>
    <style:style style:name="P6" style:family="paragraph" style:parent-style-name="Table_20_Contents">
      <style:paragraph-properties fo:text-align="end" style:justify-single-word="false" style:shadow="none"/>
      <style:text-properties fo:color="#000000" style:font-name="Gill Sans MT_CCJU" fo:font-size="11pt" fo:font-weight="bold" style:font-size-asian="11pt" style:font-weight-asian="bold" style:font-size-complex="11pt" style:font-weight-complex="bold"/>
    </style:style>
    <style:style style:name="P7" style:family="paragraph" style:parent-style-name="Table_20_Contents">
      <style:paragraph-properties fo:text-align="end" style:justify-single-word="false" style:shadow="none"/>
      <style:text-properties fo:color="#000000" style:font-name="Gill Sans MT_CCJU" fo:font-size="11pt" style:font-name-asian="Courier New" style:font-size-asian="11pt" style:font-name-complex="Courier New" style:font-size-complex="11pt"/>
    </style:style>
    <style:style style:name="P8" style:family="paragraph" style:parent-style-name="Table_20_Contents">
      <style:paragraph-properties style:shadow="none"/>
      <style:text-properties fo:color="#000000" style:font-name="Gill Sans MT_CCJU" fo:font-size="10pt" style:font-size-asian="10pt" style:font-size-complex="10pt"/>
    </style:style>
    <style:style style:name="P9" style:family="paragraph" style:parent-style-name="Table_20_Contents">
      <style:paragraph-properties fo:text-align="end" style:justify-single-word="false" style:shadow="none"/>
      <style:text-properties fo:color="#000000" style:font-name="Gill Sans MT_CCJU" fo:font-size="10pt" style:font-size-asian="10pt" style:font-size-complex="10pt"/>
    </style:style>
    <style:style style:name="P10" style:family="paragraph" style:parent-style-name="Table_20_Contents">
      <style:paragraph-properties style:shadow="none"/>
      <style:text-properties fo:color="#000000" style:font-name="Gill Sans MT_CCJU" fo:font-size="10pt" fo:font-weight="bold" style:font-size-asian="10pt" style:font-weight-asian="bold" style:font-size-complex="10pt" style:font-weight-complex="bold"/>
    </style:style>
    <style:style style:name="P11" style:family="paragraph" style:parent-style-name="Table_20_Contents">
      <style:text-properties style:font-name="Gill Sans MT_CCJU" fo:font-size="10pt" fo:font-weight="bold" style:font-size-asian="10pt" style:font-weight-asian="bold" style:font-size-complex="10pt" style:font-weight-complex="bold"/>
    </style:style>
    <style:style style:name="P12" style:family="paragraph" style:parent-style-name="Table_20_Contents">
      <style:text-properties style:font-name="Gill Sans MT_CCJU" fo:font-weight="bold" style:font-weight-asian="bold" style:font-weight-complex="bold"/>
    </style:style>
    <style:style style:name="P13" style:family="paragraph" style:parent-style-name="Table_20_Contents">
      <style:text-properties style:font-name="Gill Sans MT_CCJU" fo:font-size="11pt" fo:font-weight="bold" style:font-size-asian="11pt" style:font-weight-asian="bold" style:font-size-complex="11pt" style:font-weight-complex="bold"/>
    </style:style>
    <style:style style:name="P14" style:family="paragraph" style:parent-style-name="Table_20_Contents">
      <style:text-properties style:font-name="Gill Sans MT_CCJU" fo:font-size="11pt" style:font-size-asian="11pt" style:font-size-complex="11pt"/>
    </style:style>
    <style:style style:name="P15" style:family="paragraph" style:parent-style-name="Table_20_Contents">
      <style:text-properties fo:color="#000000" style:font-name="Gill Sans MT_CCJU" fo:font-size="10pt" style:font-size-asian="10pt" style:font-size-complex="10pt"/>
    </style:style>
    <style:style style:name="P16" style:family="paragraph" style:parent-style-name="Table_20_Contents">
      <style:paragraph-properties fo:text-align="end" style:justify-single-word="false"/>
      <style:text-properties fo:color="#000000" style:font-name="Gill Sans MT_CCJU" fo:font-size="10pt" style:font-name-asian="Courier New" style:font-size-asian="10pt" style:font-name-complex="Courier New" style:font-size-complex="10pt"/>
    </style:style>
    <style:style style:name="P17" style:family="paragraph" style:parent-style-name="Table_20_Contents">
      <style:text-properties fo:color="#000000" style:font-name="Gill Sans MT_CCJU" fo:font-size="10pt" fo:font-weight="bold" style:font-size-asian="10pt" style:font-weight-asian="bold" style:font-size-complex="10pt" style:font-weight-complex="bold"/>
    </style:style>
    <style:style style:name="P18" style:family="paragraph" style:parent-style-name="Table_20_Contents">
      <style:paragraph-properties fo:text-align="end" style:justify-single-word="false"/>
      <style:text-properties fo:color="#000000" style:font-name="Gill Sans MT_CCJU" fo:font-size="10pt" fo:font-weight="bold" style:font-name-asian="Courier New" style:font-size-asian="10pt" style:font-weight-asian="bold" style:font-name-complex="Courier New" style:font-size-complex="10pt" style:font-weight-complex="bold"/>
    </style:style>
    <style:style style:name="P19" style:family="paragraph" style:parent-style-name="Standard">
      <style:text-properties style:font-name="Gill Sans MT_CCJU"/>
    </style:style>
    <style:style style:name="P20" style:family="paragraph" style:parent-style-name="Standard">
      <style:text-properties style:font-name="Gill Sans MT_CCJU" fo:font-size="10pt" style:font-size-asian="10pt" style:font-size-complex="10pt"/>
    </style:style>
    <style:style style:name="P21" style:family="paragraph" style:parent-style-name="Standard">
      <style:paragraph-properties>
        <style:tab-stops>
          <style:tab-stop style:position="0.097cm"/>
          <style:tab-stop style:position="5.209cm"/>
        </style:tab-stops>
      </style:paragraph-properties>
      <style:text-properties style:font-name="Arial" fo:font-size="11pt" fo:font-weight="normal" style:font-size-asian="11pt" style:font-weight-asian="normal" style:font-size-complex="11pt" style:font-weight-complex="normal"/>
    </style:style>
    <style:style style:name="P22" style:family="paragraph" style:parent-style-name="Standard">
      <style:paragraph-properties fo:line-height="150%" fo:text-align="center" style:justify-single-word="false">
        <style:tab-stops>
          <style:tab-stop style:position="0.097cm"/>
          <style:tab-stop style:position="5.209cm"/>
        </style:tab-stops>
      </style:paragraph-properties>
      <style:text-properties style:font-name="Arial" fo:font-size="15pt" fo:font-weight="bold" style:font-size-asian="15pt" style:font-weight-asian="bold" style:font-size-complex="15pt" style:font-weight-complex="bold"/>
    </style:style>
    <style:style style:name="P23" style:family="paragraph" style:parent-style-name="DefaultSol">
      <style:text-properties fo:font-size="12pt" style:font-size-asian="12pt" style:font-size-complex="12pt"/>
    </style:style>
    <style:style style:name="P24" style:family="paragraph" style:parent-style-name="Standard">
      <style:paragraph-properties fo:break-before="auto" fo:break-after="auto"/>
      <style:text-properties style:font-name="Gill Sans MT_CCJU" fo:font-size="6pt" style:font-size-asian="6pt" style:font-size-complex="6pt"/>
    </style:style>
    <style:style style:name="T1" style:family="text">
      <style:text-properties style:font-name-asian="Courier New" style:font-name-complex="Courier New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style:font-name-asian="Courier New" style:font-size-asian="10pt" style:font-name-complex="Courier New" style:font-size-complex="10pt"/>
    </style:style>
    <style:style style:name="T4" style:family="text">
      <style:text-properties style:font-name="Gill Sans MT_CCJU1"/>
    </style:style>
    <style:style style:name="T5" style:family="text">
      <style:text-properties style:font-name="Ari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<text:tab/><text:tab/><text:tab/><text:tab/><text:tab/><text:tab/><text:tab/><text:tab/><text:tab/><text:tab/><text:tab/><text:tab/><text:tab/><text:tab/><text:span text:style-name="T5">%=PAGE_NUMERO=%</text:span> %=NUMERO=%</text:p>
      <text:p text:style-name="P22">%=remLineWhenBlank(NON_RETENU)=%</text:p>
      <text:p text:style-name="P20">%=PCAL_HEADER=%<text:tab/><text:tab/><text:tab/><text:tab/><text:tab/><text:tab/><text:tab/><text:tab/><text:tab/><text:tab/><text:tab/><text:tab/></text:p>
      <text:p text:style-name="P24">%#include PCALMembreFamilles#%</text:p>
      <text:p text:style-name="P21"><text:tab/><text:span text:style-name="T4">%=remLineWhenBlank(HOME_LABEL,1)=%<text:tab/>%=remLineWhenBlank(HOME_DESCRIPTION,)=%</text:span></text:p>
      <table:table table:name="tabFortune" table:style-name="tabFortune">
        <table:table-column table:style-name="tabFortune.A"/>
        <table:table-column table:style-name="tabFortune.B"/>
        <table:table-column table:style-name="tabFortune.C"/>
        <table:table-column table:style-name="tabFortune.D"/>
        <table:table-column table:style-name="tabFortune.E"/>
        <table:table-column table:style-name="tabFortune.F"/>
        <table:table-column table:style-name="tabFortune.G"/>
        <table:table-row table:style-name="tabFortune.1">
          <table:table-cell table:style-name="tabFortune.A1" table:number-columns-spanned="7" office:value-type="string">
            <text:p text:style-name="P12">%=PCAL_FORTUNE=%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Fortune.2">
          <table:table-cell table:style-name="tabFortune.A2" office:value-type="string">
            <text:p text:style-name="P1">%{sousLibelle}%%=LIBELLE=%</text:p>
          </table:table-cell>
          <table:table-cell table:style-name="tabFortune.B2" office:value-type="string">
            <text:p text:style-name="P2"/>
          </table:table-cell>
          <table:table-cell table:style-name="tabFortune.B2" office:value-type="string">
            <text:p text:style-name="P3"/>
          </table:table-cell>
          <table:table-cell table:style-name="tabFortune.B2" office:value-type="string">
            <text:p text:style-name="P2"/>
          </table:table-cell>
          <table:table-cell table:style-name="tabFortune.B2" office:value-type="string">
            <text:p text:style-name="P3"/>
          </table:table-cell>
          <table:table-cell table:style-name="tabFortune.B2" office:value-type="string">
            <text:p text:style-name="P2"/>
          </table:table-cell>
          <table:table-cell table:style-name="tabFortune.G2" office:value-type="string">
            <text:p text:style-name="P3"/>
          </table:table-cell>
        </table:table-row>
        <table:table-row table:style-name="tabFortune.3">
          <table:table-cell table:style-name="tabFortune.A2" office:value-type="string">
            <text:p text:style-name="P4">%{ligneStandard}%%=LIBELLE=%</text:p>
          </table:table-cell>
          <table:table-cell table:style-name="tabFortune.B2" office:value-type="string">
            <text:p text:style-name="P8">%=CHF1=%</text:p>
          </table:table-cell>
          <table:table-cell table:style-name="tabFortune.B2" office:value-type="string">
            <text:p text:style-name="P5">%=<text:span text:style-name="T1">MONTANT_C1=%</text:span></text:p>
          </table:table-cell>
          <table:table-cell table:style-name="tabFortune.B2" office:value-type="string">
            <text:p text:style-name="P8">%=CHF2=%</text:p>
          </table:table-cell>
          <table:table-cell table:style-name="tabFortune.B2" office:value-type="string">
            <text:p text:style-name="P5">%=<text:span text:style-name="T1">MONTANT_C2=%</text:span></text:p>
          </table:table-cell>
          <table:table-cell table:style-name="tabFortune.B2" office:value-type="string">
            <text:p text:style-name="P8">%=CHF3=%</text:p>
          </table:table-cell>
          <table:table-cell table:style-name="tabFortune.G2" office:value-type="string">
            <text:p text:style-name="P5">%=<text:span text:style-name="T1">MONTANT_C3=%</text:span></text:p>
          </table:table-cell>
        </table:table-row>
        <table:table-row table:style-name="tabFortune.3">
          <table:table-cell table:style-name="tabFortune.A2" office:value-type="string">
            <text:p text:style-name="P4">%{ligneColUnS}%%=LIBELLE=%</text:p>
          </table:table-cell>
          <table:table-cell table:style-name="tabFortune.B4" office:value-type="string">
            <text:p text:style-name="P8">%=CHF1=%</text:p>
          </table:table-cell>
          <table:table-cell table:style-name="tabFortune.B4" office:value-type="string">
            <text:p text:style-name="P5">%=<text:span text:style-name="T1">MONTANT_C1=%</text:span></text:p>
          </table:table-cell>
          <table:table-cell table:style-name="tabFortune.B2" office:value-type="string">
            <text:p text:style-name="P8">%=CHF2=%</text:p>
          </table:table-cell>
          <table:table-cell table:style-name="tabFortune.B2" office:value-type="string">
            <text:p text:style-name="P5">%=<text:span text:style-name="T1">MONTANT_C2=%</text:span></text:p>
          </table:table-cell>
          <table:table-cell table:style-name="tabFortune.B2" office:value-type="string">
            <text:p text:style-name="P8">%=CHF3=%</text:p>
          </table:table-cell>
          <table:table-cell table:style-name="tabFortune.G2" office:value-type="string">
            <text:p text:style-name="P5">%=<text:span text:style-name="T1">MONTANT_C3=%</text:span></text:p>
          </table:table-cell>
        </table:table-row>
        <table:table-row table:style-name="tabFortune.3">
          <table:table-cell table:style-name="tabFortune.A2" office:value-type="string">
            <text:p text:style-name="P4">%{ligneColUnDeuxS}%%=LIBELLE=%</text:p>
          </table:table-cell>
          <table:table-cell table:style-name="tabFortune.B4" office:value-type="string">
            <text:p text:style-name="P8">%=CHF1=%</text:p>
          </table:table-cell>
          <table:table-cell table:style-name="tabFortune.B4" office:value-type="string">
            <text:p text:style-name="P5">%=<text:span text:style-name="T1">MONTANT_C1=%</text:span></text:p>
          </table:table-cell>
          <table:table-cell table:style-name="tabFortune.B4" office:value-type="string">
            <text:p text:style-name="P8">%=CHF2=%</text:p>
          </table:table-cell>
          <table:table-cell table:style-name="tabFortune.B4" office:value-type="string">
            <text:p text:style-name="P5">%=<text:span text:style-name="T1">MONTANT_C2=%</text:span></text:p>
          </table:table-cell>
          <table:table-cell table:style-name="tabFortune.B2" office:value-type="string">
            <text:p text:style-name="P8">%=CHF3=%</text:p>
          </table:table-cell>
          <table:table-cell table:style-name="tabFortune.G2" office:value-type="string">
            <text:p text:style-name="P5">%=<text:span text:style-name="T1">MONTANT_C3=%</text:span></text:p>
          </table:table-cell>
        </table:table-row>
        <table:table-row table:style-name="tabFortune.3">
          <table:table-cell table:style-name="tabFortune.A2" office:value-type="string">
            <text:p text:style-name="P4">%{ligneColDeuxTroisS}%%=LIBELLE=%</text:p>
          </table:table-cell>
          <table:table-cell table:style-name="tabFortune.B2" office:value-type="string">
            <text:p text:style-name="P8">%=CHF1=%</text:p>
          </table:table-cell>
          <table:table-cell table:style-name="tabFortune.B2" office:value-type="string">
            <text:p text:style-name="P5">%=<text:span text:style-name="T1">MONTANT_C1=%</text:span></text:p>
          </table:table-cell>
          <table:table-cell table:style-name="tabFortune.B4" office:value-type="string">
            <text:p text:style-name="P8">%=CHF2=%</text:p>
          </table:table-cell>
          <table:table-cell table:style-name="tabFortune.B4" office:value-type="string">
            <text:p text:style-name="P5">%=<text:span text:style-name="T1">MONTANT_C2=%</text:span></text:p>
          </table:table-cell>
          <table:table-cell table:style-name="tabFortune.B4" office:value-type="string">
            <text:p text:style-name="P8">%=CHF3=%</text:p>
          </table:table-cell>
          <table:table-cell table:style-name="tabFortune.G6" office:value-type="string">
            <text:p text:style-name="P5">%=<text:span text:style-name="T1">MONTANT_C3=%</text:span></text:p>
          </table:table-cell>
        </table:table-row>
        <table:table-row table:style-name="tabFortune.3">
          <table:table-cell table:style-name="tabFortune.A2" office:value-type="string">
            <text:p text:style-name="P4">%{ligneColUnATroisS}%%=LIBELLE=%</text:p>
          </table:table-cell>
          <table:table-cell table:style-name="tabFortune.B4" office:value-type="string">
            <text:p text:style-name="P8">%=CHF1=%</text:p>
          </table:table-cell>
          <table:table-cell table:style-name="tabFortune.B4" office:value-type="string">
            <text:p text:style-name="P5">%=<text:span text:style-name="T1">MONTANT_C1=%</text:span></text:p>
          </table:table-cell>
          <table:table-cell table:style-name="tabFortune.B4" office:value-type="string">
            <text:p text:style-name="P8">%=CHF2=%</text:p>
          </table:table-cell>
          <table:table-cell table:style-name="tabFortune.B4" office:value-type="string">
            <text:p text:style-name="P5">%=<text:span text:style-name="T1">MONTANT_C2=%</text:span></text:p>
          </table:table-cell>
          <table:table-cell table:style-name="tabFortune.B4" office:value-type="string">
            <text:p text:style-name="P8">%=CHF3=%</text:p>
          </table:table-cell>
          <table:table-cell table:style-name="tabFortune.G6" office:value-type="string">
            <text:p text:style-name="P5">%=<text:span text:style-name="T1">MONTANT_C3=%</text:span></text:p>
          </table:table-cell>
        </table:table-row>
        <table:table-row table:style-name="tabFortune.3">
          <table:table-cell table:style-name="tabFortune.A2" office:value-type="string">
            <text:p text:style-name="P4">%{ligneColDeuxS}%%=LIBELLE=%</text:p>
          </table:table-cell>
          <table:table-cell table:style-name="tabFortune.B2" office:value-type="string">
            <text:p text:style-name="P8">%=CHF1=%</text:p>
          </table:table-cell>
          <table:table-cell table:style-name="tabFortune.B2" office:value-type="string">
            <text:p text:style-name="P5">%=<text:span text:style-name="T1">MONTANT_C1=%</text:span></text:p>
          </table:table-cell>
          <table:table-cell table:style-name="tabFortune.B4" office:value-type="string">
            <text:p text:style-name="P8">%=CHF2=%</text:p>
          </table:table-cell>
          <table:table-cell table:style-name="tabFortune.B4" office:value-type="string">
            <text:p text:style-name="P5">%=<text:span text:style-name="T1">MONTANT_C2=%</text:span></text:p>
          </table:table-cell>
          <table:table-cell table:style-name="tabFortune.B2" office:value-type="string">
            <text:p text:style-name="P8">%=CHF3=%</text:p>
          </table:table-cell>
          <table:table-cell table:style-name="tabFortune.G2" office:value-type="string">
            <text:p text:style-name="P5">%=<text:span text:style-name="T1">MONTANT_C3=%</text:span></text:p>
          </table:table-cell>
        </table:table-row>
        <table:table-row table:style-name="tabFortune.3">
          <table:table-cell table:style-name="tabFortune.A2" office:value-type="string">
            <text:p text:style-name="P4">%{ligneColTroisS}%%=LIBELLE=%</text:p>
          </table:table-cell>
          <table:table-cell table:style-name="tabFortune.B9" office:value-type="string">
            <text:p text:style-name="P8">%=CHF1=%</text:p>
          </table:table-cell>
          <table:table-cell table:style-name="tabFortune.B9" office:value-type="string">
            <text:p text:style-name="P5">%=<text:span text:style-name="T1">MONTANT_C1=%</text:span></text:p>
          </table:table-cell>
          <table:table-cell table:style-name="tabFortune.B2" office:value-type="string">
            <text:p text:style-name="P8">%=CHF2=%</text:p>
          </table:table-cell>
          <table:table-cell table:style-name="tabFortune.B2" office:value-type="string">
            <text:p text:style-name="P5">%=<text:span text:style-name="T1">MONTANT_C2=%</text:span></text:p>
          </table:table-cell>
          <table:table-cell table:style-name="tabFortune.B4" office:value-type="string">
            <text:p text:style-name="P8">%=CHF3=%</text:p>
          </table:table-cell>
          <table:table-cell table:style-name="tabFortune.G6" office:value-type="string">
            <text:p text:style-name="P5">%=<text:span text:style-name="T1">MONTANT_C3=%</text:span></text:p>
          </table:table-cell>
        </table:table-row>
        <table:table-row table:style-name="tabFortune.3">
          <table:table-cell table:style-name="tabFortune.A2" office:value-type="string">
            <text:p text:style-name="P8"/>
          </table:table-cell>
          <table:table-cell table:style-name="tabFortune.B4" office:value-type="string">
            <text:p text:style-name="P8"/>
          </table:table-cell>
          <table:table-cell table:style-name="tabFortune.B4" office:value-type="string">
            <text:p text:style-name="P9"/>
          </table:table-cell>
          <table:table-cell table:style-name="tabFortune.B2" office:value-type="string">
            <text:p text:style-name="P8"/>
          </table:table-cell>
          <table:table-cell table:style-name="tabFortune.B2" office:value-type="string">
            <text:p text:style-name="P9"/>
          </table:table-cell>
          <table:table-cell table:style-name="tabFortune.B4" office:value-type="string">
            <text:p text:style-name="P8"/>
          </table:table-cell>
          <table:table-cell table:style-name="tabFortune.G6" office:value-type="string">
            <text:p text:style-name="P9"/>
          </table:table-cell>
        </table:table-row>
      </table:table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E"/>
        <table:table-column table:style-name="Tableau5.F"/>
        <table:table-column table:style-name="Tableau5.G"/>
        <table:table-row table:style-name="Tableau5.1">
          <table:table-cell table:style-name="Tableau5.A1" office:value-type="string">
            <text:p text:style-name="P11">%=LIBELLETOTAL_F=%</text:p>
          </table:table-cell>
          <table:table-cell table:style-name="Tableau5.B1" office:value-type="string">
            <text:p text:style-name="P15"/>
          </table:table-cell>
          <table:table-cell table:style-name="Tableau5.B1" office:value-type="string">
            <text:p text:style-name="P16"/>
          </table:table-cell>
          <table:table-cell table:style-name="Tableau5.B1" office:value-type="string">
            <text:p text:style-name="P15"/>
          </table:table-cell>
          <table:table-cell table:style-name="Tableau5.B1" office:value-type="string">
            <text:p text:style-name="P16"/>
          </table:table-cell>
          <table:table-cell table:style-name="Tableau5.B1" office:value-type="string">
            <text:p text:style-name="P17">%=CHF=%</text:p>
          </table:table-cell>
          <table:table-cell table:style-name="Tableau5.G1" office:value-type="string">
            <text:p text:style-name="P18">%=MONTANT_TOTAL_F=%</text:p>
          </table:table-cell>
        </table:table-row>
      </table:table>
      <text:p text:style-name="P19"/>
      <table:table table:name="tabRevenu" table:style-name="tabRevenu">
        <table:table-column table:style-name="tabRevenu.A"/>
        <table:table-column table:style-name="tabRevenu.B"/>
        <table:table-column table:style-name="tabRevenu.C"/>
        <table:table-column table:style-name="tabRevenu.D"/>
        <table:table-column table:style-name="tabRevenu.E"/>
        <table:table-column table:style-name="tabRevenu.F"/>
        <table:table-column table:style-name="tabRevenu.G"/>
        <table:table-row table:style-name="tabRevenu.1">
          <table:table-cell table:style-name="tabRevenu.A1" table:number-columns-spanned="7" office:value-type="string">
            <text:p text:style-name="P12">%=PCAL_REVENUS=%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Revenu.1">
          <table:table-cell table:style-name="tabRevenu.A2" office:value-type="string">
            <text:p text:style-name="P1">%{sousLibelle}%%=LIBELLE=%</text:p>
          </table:table-cell>
          <table:table-cell table:style-name="tabRevenu.B2" office:value-type="string">
            <text:p text:style-name="P2"/>
          </table:table-cell>
          <table:table-cell table:style-name="tabRevenu.B2" office:value-type="string">
            <text:p text:style-name="P3"/>
          </table:table-cell>
          <table:table-cell table:style-name="tabRevenu.B2" office:value-type="string">
            <text:p text:style-name="P2"/>
          </table:table-cell>
          <table:table-cell table:style-name="tabRevenu.B2" office:value-type="string">
            <text:p text:style-name="P3"/>
          </table:table-cell>
          <table:table-cell table:style-name="tabRevenu.B2" office:value-type="string">
            <text:p text:style-name="P2"/>
          </table:table-cell>
          <table:table-cell table:style-name="tabRevenu.G2" office:value-type="string">
            <text:p text:style-name="P3"/>
          </table:table-cell>
        </table:table-row>
        <table:table-row table:style-name="tabRevenu.1">
          <table:table-cell table:style-name="tabRevenu.A2" office:value-type="string">
            <text:p text:style-name="P4">%{ligneStandard}%%=LIBELLE=%</text:p>
          </table:table-cell>
          <table:table-cell table:style-name="tabRevenu.B2" office:value-type="string">
            <text:p text:style-name="P8">%=CHF1=%</text:p>
          </table:table-cell>
          <table:table-cell table:style-name="tabRevenu.B2" office:value-type="string">
            <text:p text:style-name="P5">%=<text:span text:style-name="T1">MONTANT_C1=%</text:span></text:p>
          </table:table-cell>
          <table:table-cell table:style-name="tabRevenu.B2" office:value-type="string">
            <text:p text:style-name="P8">%=CHF2=%</text:p>
          </table:table-cell>
          <table:table-cell table:style-name="tabRevenu.B2" office:value-type="string">
            <text:p text:style-name="P5">%=<text:span text:style-name="T1">MONTANT_C2=%</text:span></text:p>
          </table:table-cell>
          <table:table-cell table:style-name="tabRevenu.B2" office:value-type="string">
            <text:p text:style-name="P8">%=CHF3=%</text:p>
          </table:table-cell>
          <table:table-cell table:style-name="tabRevenu.G2" office:value-type="string">
            <text:p text:style-name="P5">%=<text:span text:style-name="T1">MONTANT_C3=%</text:span></text:p>
          </table:table-cell>
        </table:table-row>
        <table:table-row table:style-name="tabRevenu.1">
          <table:table-cell table:style-name="tabRevenu.A2" office:value-type="string">
            <text:p text:style-name="P4">%{ligneColUnS}%%=LIBELLE=%</text:p>
          </table:table-cell>
          <table:table-cell table:style-name="tabRevenu.B4" office:value-type="string">
            <text:p text:style-name="P8">%=CHF1=%</text:p>
          </table:table-cell>
          <table:table-cell table:style-name="tabRevenu.B4" office:value-type="string">
            <text:p text:style-name="P5">%=<text:span text:style-name="T1">MONTANT_C1=%</text:span></text:p>
          </table:table-cell>
          <table:table-cell table:style-name="tabRevenu.B2" office:value-type="string">
            <text:p text:style-name="P8">%=CHF2=%</text:p>
          </table:table-cell>
          <table:table-cell table:style-name="tabRevenu.B2" office:value-type="string">
            <text:p text:style-name="P5">%=<text:span text:style-name="T1">MONTANT_C2=%</text:span></text:p>
          </table:table-cell>
          <table:table-cell table:style-name="tabRevenu.B2" office:value-type="string">
            <text:p text:style-name="P8">%=CHF3=%</text:p>
          </table:table-cell>
          <table:table-cell table:style-name="tabRevenu.G2" office:value-type="string">
            <text:p text:style-name="P5">%=<text:span text:style-name="T1">MONTANT_C3=%</text:span></text:p>
          </table:table-cell>
        </table:table-row>
        <table:table-row table:style-name="tabRevenu.1">
          <table:table-cell table:style-name="tabRevenu.A2" office:value-type="string">
            <text:p text:style-name="P4">%{ligneColUnDeuxS}%%=LIBELLE=%</text:p>
          </table:table-cell>
          <table:table-cell table:style-name="tabRevenu.B4" office:value-type="string">
            <text:p text:style-name="P8">%=CHF1=%</text:p>
          </table:table-cell>
          <table:table-cell table:style-name="tabRevenu.B4" office:value-type="string">
            <text:p text:style-name="P5">%=<text:span text:style-name="T1">MONTANT_C1=%</text:span></text:p>
          </table:table-cell>
          <table:table-cell table:style-name="tabRevenu.B4" office:value-type="string">
            <text:p text:style-name="P8">%=CHF2=%</text:p>
          </table:table-cell>
          <table:table-cell table:style-name="tabRevenu.B4" office:value-type="string">
            <text:p text:style-name="P5">%=<text:span text:style-name="T1">MONTANT_C2=%</text:span></text:p>
          </table:table-cell>
          <table:table-cell table:style-name="tabRevenu.B2" office:value-type="string">
            <text:p text:style-name="P8">%=CHF3=%</text:p>
          </table:table-cell>
          <table:table-cell table:style-name="tabRevenu.G2" office:value-type="string">
            <text:p text:style-name="P5">%=<text:span text:style-name="T1">MONTANT_C3=%</text:span></text:p>
          </table:table-cell>
        </table:table-row>
        <table:table-row table:style-name="tabRevenu.1">
          <table:table-cell table:style-name="tabRevenu.A2" office:value-type="string">
            <text:p text:style-name="P4">%{ligneColDeuxTroisS}%%=LIBELLE=%</text:p>
          </table:table-cell>
          <table:table-cell table:style-name="tabRevenu.B2" office:value-type="string">
            <text:p text:style-name="P8">%=CHF1=%</text:p>
          </table:table-cell>
          <table:table-cell table:style-name="tabRevenu.B2" office:value-type="string">
            <text:p text:style-name="P5">%=<text:span text:style-name="T1">MONTANT_C1=%</text:span></text:p>
          </table:table-cell>
          <table:table-cell table:style-name="tabRevenu.B4" office:value-type="string">
            <text:p text:style-name="P8">%=CHF2=%</text:p>
          </table:table-cell>
          <table:table-cell table:style-name="tabRevenu.B4" office:value-type="string">
            <text:p text:style-name="P5">%=<text:span text:style-name="T1">MONTANT_C2=%</text:span></text:p>
          </table:table-cell>
          <table:table-cell table:style-name="tabRevenu.B4" office:value-type="string">
            <text:p text:style-name="P8">%=CHF3=%</text:p>
          </table:table-cell>
          <table:table-cell table:style-name="tabRevenu.G6" office:value-type="string">
            <text:p text:style-name="P5">%=<text:span text:style-name="T1">MONTANT_C3=%</text:span></text:p>
          </table:table-cell>
        </table:table-row>
        <table:table-row table:style-name="tabRevenu.1">
          <table:table-cell table:style-name="tabRevenu.A2" office:value-type="string">
            <text:p text:style-name="P4">%{ligneColUnATroisS}%%=LIBELLE=%</text:p>
          </table:table-cell>
          <table:table-cell table:style-name="tabRevenu.B4" office:value-type="string">
            <text:p text:style-name="P8">%=CHF1=%</text:p>
          </table:table-cell>
          <table:table-cell table:style-name="tabRevenu.B4" office:value-type="string">
            <text:p text:style-name="P5">%=<text:span text:style-name="T1">MONTANT_C1=%</text:span></text:p>
          </table:table-cell>
          <table:table-cell table:style-name="tabRevenu.B4" office:value-type="string">
            <text:p text:style-name="P8">%=CHF2=%</text:p>
          </table:table-cell>
          <table:table-cell table:style-name="tabRevenu.B4" office:value-type="string">
            <text:p text:style-name="P5">%=<text:span text:style-name="T1">MONTANT_C2=%</text:span></text:p>
          </table:table-cell>
          <table:table-cell table:style-name="tabRevenu.B4" office:value-type="string">
            <text:p text:style-name="P8">%=CHF3=%</text:p>
          </table:table-cell>
          <table:table-cell table:style-name="tabRevenu.G6" office:value-type="string">
            <text:p text:style-name="P5">%=<text:span text:style-name="T1">MONTANT_C3=%</text:span></text:p>
          </table:table-cell>
        </table:table-row>
        <table:table-row table:style-name="tabRevenu.1">
          <table:table-cell table:style-name="tabRevenu.A2" office:value-type="string">
            <text:p text:style-name="P4">%{ligneColDeuxS}%%=LIBELLE=%</text:p>
          </table:table-cell>
          <table:table-cell table:style-name="tabRevenu.B2" office:value-type="string">
            <text:p text:style-name="P8">%=CHF1=%</text:p>
          </table:table-cell>
          <table:table-cell table:style-name="tabRevenu.B2" office:value-type="string">
            <text:p text:style-name="P5">%=<text:span text:style-name="T1">MONTANT_C1=%</text:span></text:p>
          </table:table-cell>
          <table:table-cell table:style-name="tabRevenu.B4" office:value-type="string">
            <text:p text:style-name="P8">%=CHF2=%</text:p>
          </table:table-cell>
          <table:table-cell table:style-name="tabRevenu.B4" office:value-type="string">
            <text:p text:style-name="P5">%=<text:span text:style-name="T1">MONTANT_C2=%</text:span></text:p>
          </table:table-cell>
          <table:table-cell table:style-name="tabRevenu.B2" office:value-type="string">
            <text:p text:style-name="P8">%=CHF3=%</text:p>
          </table:table-cell>
          <table:table-cell table:style-name="tabRevenu.G2" office:value-type="string">
            <text:p text:style-name="P5">%=<text:span text:style-name="T1">MONTANT_C3=%</text:span></text:p>
          </table:table-cell>
        </table:table-row>
        <table:table-row table:style-name="tabRevenu.1">
          <table:table-cell table:style-name="tabRevenu.A2" office:value-type="string">
            <text:p text:style-name="P4">%{ligneColTroisS}%%=LIBELLE=%</text:p>
          </table:table-cell>
          <table:table-cell table:style-name="tabRevenu.B9" office:value-type="string">
            <text:p text:style-name="P8">%=CHF1=%</text:p>
          </table:table-cell>
          <table:table-cell table:style-name="tabRevenu.B9" office:value-type="string">
            <text:p text:style-name="P5">%=<text:span text:style-name="T1">MONTANT_C1=%</text:span></text:p>
          </table:table-cell>
          <table:table-cell table:style-name="tabRevenu.B2" office:value-type="string">
            <text:p text:style-name="P8">%=CHF2=%</text:p>
          </table:table-cell>
          <table:table-cell table:style-name="tabRevenu.B2" office:value-type="string">
            <text:p text:style-name="P5">%=<text:span text:style-name="T1">MONTANT_C2=%</text:span></text:p>
          </table:table-cell>
          <table:table-cell table:style-name="tabRevenu.B4" office:value-type="string">
            <text:p text:style-name="P8">%=CHF3=%</text:p>
          </table:table-cell>
          <table:table-cell table:style-name="tabRevenu.G6" office:value-type="string">
            <text:p text:style-name="P5">%=<text:span text:style-name="T1">MONTANT_C3=%</text:span></text:p>
          </table:table-cell>
        </table:table-row>
        <table:table-row table:style-name="tabRevenu.1">
          <table:table-cell table:style-name="tabRevenu.A2" office:value-type="string">
            <text:p text:style-name="P8"/>
          </table:table-cell>
          <table:table-cell table:style-name="tabRevenu.B4" office:value-type="string">
            <text:p text:style-name="P8"/>
          </table:table-cell>
          <table:table-cell table:style-name="tabRevenu.B4" office:value-type="string">
            <text:p text:style-name="P9"/>
          </table:table-cell>
          <table:table-cell table:style-name="tabRevenu.B2" office:value-type="string">
            <text:p text:style-name="P8"/>
          </table:table-cell>
          <table:table-cell table:style-name="tabRevenu.B2" office:value-type="string">
            <text:p text:style-name="P9"/>
          </table:table-cell>
          <table:table-cell table:style-name="tabRevenu.B4" office:value-type="string">
            <text:p text:style-name="P8"/>
          </table:table-cell>
          <table:table-cell table:style-name="tabRevenu.G6" office:value-type="string">
            <text:p text:style-name="P9"/>
          </table:table-cell>
        </table:table-row>
      </table:table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column table:style-name="Tableau2.F"/>
        <table:table-column table:style-name="Tableau2.G"/>
        <table:table-row>
          <table:table-cell table:style-name="Tableau2.A1" office:value-type="string">
            <text:p text:style-name="P11">%=LIBELLETOTAL_R=%</text:p>
          </table:table-cell>
          <table:table-cell table:style-name="Tableau2.B1" office:value-type="string">
            <text:p text:style-name="P15"/>
          </table:table-cell>
          <table:table-cell table:style-name="Tableau2.B1" office:value-type="string">
            <text:p text:style-name="P16"/>
          </table:table-cell>
          <table:table-cell table:style-name="Tableau2.B1" office:value-type="string">
            <text:p text:style-name="P15"/>
          </table:table-cell>
          <table:table-cell table:style-name="Tableau2.B1" office:value-type="string">
            <text:p text:style-name="P16"/>
          </table:table-cell>
          <table:table-cell table:style-name="Tableau2.B1" office:value-type="string">
            <text:p text:style-name="P17">%=CHF=%</text:p>
          </table:table-cell>
          <table:table-cell table:style-name="Tableau2.G1" office:value-type="string">
            <text:p text:style-name="P18">%=MONTANT_TOTAL_R=%</text:p>
          </table:table-cell>
        </table:table-row>
      </table:table>
      <text:p text:style-name="P19"/>
      <table:table table:name="tabDepense" table:style-name="tabDepense">
        <table:table-column table:style-name="tabDepense.A"/>
        <table:table-column table:style-name="tabDepense.B"/>
        <table:table-column table:style-name="tabDepense.C"/>
        <table:table-column table:style-name="tabDepense.D"/>
        <table:table-column table:style-name="tabDepense.E"/>
        <table:table-column table:style-name="tabDepense.F"/>
        <table:table-column table:style-name="tabDepense.G"/>
        <table:table-row table:style-name="tabDepense.1">
          <table:table-cell table:style-name="tabDepense.A1" table:number-columns-spanned="7" office:value-type="string">
            <text:p text:style-name="P12">%=PCAL_DEPENSES=%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Depense.2">
          <table:table-cell table:style-name="tabDepense.A2" table:number-columns-spanned="7" office:value-type="string">
            <text:p text:style-name="P1">%{sousLibelle}%%=LIBELLE=%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Depense.3">
          <table:table-cell table:style-name="tabDepense.A3" office:value-type="string">
            <text:p text:style-name="P4">%{ligneStandard}%%=LIBELLE=%</text:p>
          </table:table-cell>
          <table:table-cell table:style-name="tabDepense.B3" office:value-type="string">
            <text:p text:style-name="P8">%=CHF1=%</text:p>
          </table:table-cell>
          <table:table-cell table:style-name="tabDepense.B3" office:value-type="string">
            <text:p text:style-name="P5">%=<text:span text:style-name="T1">MONTAN</text:span><text:span text:style-name="T1">T_C1=%</text:span></text:p>
          </table:table-cell>
          <table:table-cell table:style-name="tabDepense.B3" office:value-type="string">
            <text:p text:style-name="P8">%=CHF2=%</text:p>
          </table:table-cell>
          <table:table-cell table:style-name="tabDepense.B3" office:value-type="string">
            <text:p text:style-name="P5">%=<text:span text:style-name="T1">MONTAN</text:span><text:span text:style-name="T1">T_C2=%</text:span></text:p>
          </table:table-cell>
          <table:table-cell table:style-name="tabDepense.B3" office:value-type="string">
            <text:p text:style-name="P8">%=CHF3=%</text:p>
          </table:table-cell>
          <table:table-cell table:style-name="tabDepense.G3" office:value-type="string">
            <text:p text:style-name="P5">%=<text:span text:style-name="T1">MONTANT_</text:span><text:span text:style-name="T1">C3=%</text:span></text:p>
          </table:table-cell>
        </table:table-row>
        <table:table-row table:style-name="tabDepense.3">
          <table:table-cell table:style-name="tabDepense.A3" office:value-type="string">
            <text:p text:style-name="P4">%{ligneColUnS}%%=LIBELLE=%</text:p>
          </table:table-cell>
          <table:table-cell table:style-name="tabDepense.B4" office:value-type="string">
            <text:p text:style-name="P8">%=CHF1=%</text:p>
          </table:table-cell>
          <table:table-cell table:style-name="tabDepense.B4" office:value-type="string">
            <text:p text:style-name="P5">%=<text:span text:style-name="T1">MONTANT_C1=%</text:span></text:p>
          </table:table-cell>
          <table:table-cell table:style-name="tabDepense.B3" office:value-type="string">
            <text:p text:style-name="P8">%=CHF2=%</text:p>
          </table:table-cell>
          <table:table-cell table:style-name="tabDepense.B3" office:value-type="string">
            <text:p text:style-name="P5">%=<text:span text:style-name="T1">MONTANT_C2=%</text:span></text:p>
          </table:table-cell>
          <table:table-cell table:style-name="tabDepense.B3" office:value-type="string">
            <text:p text:style-name="P8">%=CHF3=%</text:p>
          </table:table-cell>
          <table:table-cell table:style-name="tabDepense.G3" office:value-type="string">
            <text:p text:style-name="P5">%=<text:span text:style-name="T1">MONTANT_C3=%</text:span></text:p>
          </table:table-cell>
        </table:table-row>
        <table:table-row table:style-name="tabDepense.3">
          <table:table-cell table:style-name="tabDepense.A3" office:value-type="string">
            <text:p text:style-name="P4">%{ligneColUnDeuxS}%%=LIBELLE=%</text:p>
          </table:table-cell>
          <table:table-cell table:style-name="tabDepense.B4" office:value-type="string">
            <text:p text:style-name="P8">%=CHF1=%</text:p>
          </table:table-cell>
          <table:table-cell table:style-name="tabDepense.B4" office:value-type="string">
            <text:p text:style-name="P5">%=<text:span text:style-name="T1">MONTANT_C1=%</text:span></text:p>
          </table:table-cell>
          <table:table-cell table:style-name="tabDepense.B4" office:value-type="string">
            <text:p text:style-name="P8">%=CHF2=%</text:p>
          </table:table-cell>
          <table:table-cell table:style-name="tabDepense.B4" office:value-type="string">
            <text:p text:style-name="P5">%=<text:span text:style-name="T1">MONTANT_C2=%</text:span></text:p>
          </table:table-cell>
          <table:table-cell table:style-name="tabDepense.B3" office:value-type="string">
            <text:p text:style-name="P8">%=CHF3=%</text:p>
          </table:table-cell>
          <table:table-cell table:style-name="tabDepense.G3" office:value-type="string">
            <text:p text:style-name="P5">%=<text:span text:style-name="T1">MONTANT_C3=%</text:span></text:p>
          </table:table-cell>
        </table:table-row>
        <table:table-row table:style-name="tabDepense.3">
          <table:table-cell table:style-name="tabDepense.A3" office:value-type="string">
            <text:p text:style-name="P4">%{ligneColDeuxTroisS}%%=LIBELLE=%</text:p>
          </table:table-cell>
          <table:table-cell table:style-name="tabDepense.B3" office:value-type="string">
            <text:p text:style-name="P8">%=CHF1=%</text:p>
          </table:table-cell>
          <table:table-cell table:style-name="tabDepense.B3" office:value-type="string">
            <text:p text:style-name="P5">%=<text:span text:style-name="T1">MONTANT_C1=%</text:span></text:p>
          </table:table-cell>
          <table:table-cell table:style-name="tabDepense.B4" office:value-type="string">
            <text:p text:style-name="P8">%=CHF2=%</text:p>
          </table:table-cell>
          <table:table-cell table:style-name="tabDepense.B4" office:value-type="string">
            <text:p text:style-name="P5">%=<text:span text:style-name="T1">MONTANT_C2=%</text:span></text:p>
          </table:table-cell>
          <table:table-cell table:style-name="tabDepense.B4" office:value-type="string">
            <text:p text:style-name="P8">%=CHF3=%</text:p>
          </table:table-cell>
          <table:table-cell table:style-name="tabDepense.G6" office:value-type="string">
            <text:p text:style-name="P5">%=<text:span text:style-name="T1">MONTANT_C3=%</text:span></text:p>
          </table:table-cell>
        </table:table-row>
        <table:table-row table:style-name="tabDepense.3">
          <table:table-cell table:style-name="tabDepense.A3" office:value-type="string">
            <text:p text:style-name="P4">%{ligneColUnATroisS}%%=LIBELLE=%</text:p>
          </table:table-cell>
          <table:table-cell table:style-name="tabDepense.B4" office:value-type="string">
            <text:p text:style-name="P8">%=CHF1=%</text:p>
          </table:table-cell>
          <table:table-cell table:style-name="tabDepense.B4" office:value-type="string">
            <text:p text:style-name="P5">%=<text:span text:style-name="T1">MONTANT_C1=%</text:span></text:p>
          </table:table-cell>
          <table:table-cell table:style-name="tabDepense.B4" office:value-type="string">
            <text:p text:style-name="P8">%=CHF2=%</text:p>
          </table:table-cell>
          <table:table-cell table:style-name="tabDepense.B4" office:value-type="string">
            <text:p text:style-name="P5">%=<text:span text:style-name="T1">MONTANT_C2=%</text:span></text:p>
          </table:table-cell>
          <table:table-cell table:style-name="tabDepense.B4" office:value-type="string">
            <text:p text:style-name="P8">%=CHF3=%</text:p>
          </table:table-cell>
          <table:table-cell table:style-name="tabDepense.G6" office:value-type="string">
            <text:p text:style-name="P5">%=<text:span text:style-name="T1">MONTANT_C3=%</text:span></text:p>
          </table:table-cell>
        </table:table-row>
        <table:table-row table:style-name="tabDepense.3">
          <table:table-cell table:style-name="tabDepense.A3" office:value-type="string">
            <text:p text:style-name="P4">%{ligneColDeuxS}%%=LIBELLE=%</text:p>
          </table:table-cell>
          <table:table-cell table:style-name="tabDepense.B3" office:value-type="string">
            <text:p text:style-name="P8">%=CHF1=%</text:p>
          </table:table-cell>
          <table:table-cell table:style-name="tabDepense.B3" office:value-type="string">
            <text:p text:style-name="P5">%=<text:span text:style-name="T1">MONTANT_C1=%</text:span></text:p>
          </table:table-cell>
          <table:table-cell table:style-name="tabDepense.B4" office:value-type="string">
            <text:p text:style-name="P8">%=CHF2=%</text:p>
          </table:table-cell>
          <table:table-cell table:style-name="tabDepense.B4" office:value-type="string">
            <text:p text:style-name="P5">%=<text:span text:style-name="T1">MONTANT_C2=%</text:span></text:p>
          </table:table-cell>
          <table:table-cell table:style-name="tabDepense.B3" office:value-type="string">
            <text:p text:style-name="P8">%=CHF3=%</text:p>
          </table:table-cell>
          <table:table-cell table:style-name="tabDepense.G3" office:value-type="string">
            <text:p text:style-name="P5">%=<text:span text:style-name="T1">MONTANT_C3=%</text:span></text:p>
          </table:table-cell>
        </table:table-row>
        <table:table-row table:style-name="tabDepense.3">
          <table:table-cell table:style-name="tabDepense.A3" office:value-type="string">
            <text:p text:style-name="P4">%{ligneColTroisS}%%=LIBELLE=%</text:p>
          </table:table-cell>
          <table:table-cell table:style-name="tabDepense.B4" office:value-type="string">
            <text:p text:style-name="P8">%=CHF1=%</text:p>
          </table:table-cell>
          <table:table-cell table:style-name="tabDepense.B4" office:value-type="string">
            <text:p text:style-name="P5">%=<text:span text:style-name="T1">MONTANT_C1=%</text:span></text:p>
          </table:table-cell>
          <table:table-cell table:style-name="tabDepense.B3" office:value-type="string">
            <text:p text:style-name="P8">%=CHF2=%</text:p>
          </table:table-cell>
          <table:table-cell table:style-name="tabDepense.B3" office:value-type="string">
            <text:p text:style-name="P5">%=<text:span text:style-name="T1">MONTANT_C2=%</text:span></text:p>
          </table:table-cell>
          <table:table-cell table:style-name="tabDepense.B4" office:value-type="string">
            <text:p text:style-name="P8">%=CHF3=%</text:p>
          </table:table-cell>
          <table:table-cell table:style-name="tabDepense.G6" office:value-type="string">
            <text:p text:style-name="P5">%=<text:span text:style-name="T1">MONTANT_C3=%</text:span></text:p>
          </table:table-cell>
        </table:table-row>
        <table:table-row table:style-name="tabDepense.3">
          <table:table-cell table:style-name="tabDepense.A3" office:value-type="string">
            <text:p text:style-name="P8"/>
          </table:table-cell>
          <table:table-cell table:style-name="tabDepense.B4" office:value-type="string">
            <text:p text:style-name="P8"/>
          </table:table-cell>
          <table:table-cell table:style-name="tabDepense.B4" office:value-type="string">
            <text:p text:style-name="P9"/>
          </table:table-cell>
          <table:table-cell table:style-name="tabDepense.B3" office:value-type="string">
            <text:p text:style-name="P8"/>
          </table:table-cell>
          <table:table-cell table:style-name="tabDepense.B3" office:value-type="string">
            <text:p text:style-name="P9"/>
          </table:table-cell>
          <table:table-cell table:style-name="tabDepense.B4" office:value-type="string">
            <text:p text:style-name="P8"/>
          </table:table-cell>
          <table:table-cell table:style-name="tabDepense.G6" office:value-type="string">
            <text:p text:style-name="P9"/>
          </table:table-cell>
        </table:table-row>
      </table:table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column table:style-name="Tableau3.F"/>
        <table:table-column table:style-name="Tableau3.G"/>
        <table:table-row table:style-name="Tableau3.1">
          <table:table-cell table:style-name="Tableau3.A1" office:value-type="string">
            <text:p text:style-name="P11">%=LIBELLETOTAL_D=%</text:p>
          </table:table-cell>
          <table:table-cell table:style-name="Tableau3.B1" office:value-type="string">
            <text:p text:style-name="P15"/>
          </table:table-cell>
          <table:table-cell table:style-name="Tableau3.B1" office:value-type="string">
            <text:p text:style-name="P16"/>
          </table:table-cell>
          <table:table-cell table:style-name="Tableau3.B1" office:value-type="string">
            <text:p text:style-name="P15"/>
          </table:table-cell>
          <table:table-cell table:style-name="Tableau3.B1" office:value-type="string">
            <text:p text:style-name="P16"/>
          </table:table-cell>
          <table:table-cell table:style-name="Tableau3.B1" office:value-type="string">
            <text:p text:style-name="P17">%=CHF=%</text:p>
          </table:table-cell>
          <table:table-cell table:style-name="Tableau3.G1" office:value-type="string">
            <text:p text:style-name="P18">%=MONTANT_TOTAL_D=%</text:p>
          </table:table-cell>
        </table:table-row>
      </table:table>
      <text:p text:style-name="P23"><text:soft-page-break/></text:p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column table:style-name="Tableau4.F"/>
        <table:table-column table:style-name="Tableau4.G"/>
        <table:table-row table:style-name="Tableau4.1">
          <table:table-cell table:style-name="Tableau4.A1" office:value-type="string">
            <text:p text:style-name="P13">%=remLineWhenBlank(totalLD)=%</text:p>
          </table:table-cell>
          <table:table-cell table:style-name="Tableau4.B1" office:value-type="string">
            <text:p text:style-name="P4"><text:span text:style-name="T2">%=</text:span>CHF1LD=%</text:p>
          </table:table-cell>
          <table:table-cell table:style-name="Tableau4.B1" office:value-type="string">
            <text:p text:style-name="P5">%=<text:span text:style-name="T1">MONTANTLD_C1=%</text:span></text:p>
          </table:table-cell>
          <table:table-cell table:style-name="Tableau4.B1" office:value-type="string">
            <text:p text:style-name="P4"><text:span text:style-name="T2">%=</text:span>CHF2LD=%</text:p>
          </table:table-cell>
          <table:table-cell table:style-name="Tableau4.B1" office:value-type="string">
            <text:p text:style-name="P5">%=<text:span text:style-name="T1">MONTANTLD_C2=%</text:span></text:p>
          </table:table-cell>
          <table:table-cell table:style-name="Tableau4.B1" office:value-type="string">
            <text:p text:style-name="P10">%=CHF3LD=%</text:p>
          </table:table-cell>
          <table:table-cell table:style-name="Tableau4.G1" office:value-type="string">
            <text:p text:style-name="P6"><text:span text:style-name="T2">%=</text:span><text:span text:style-name="T3">MONTAN</text:span><text:span text:style-name="T1">TLD_C3=%</text:span></text:p>
          </table:table-cell>
        </table:table-row>
        <table:table-row table:style-name="Tableau4.1">
          <table:table-cell table:style-name="Tableau4.A2" table:number-columns-spanned="5" office:value-type="string">
            <text:p text:style-name="P14">%=remLineWhenBlank(totalL1)=%</text:p>
          </table:table-cell>
          <table:covered-table-cell/>
          <table:covered-table-cell/>
          <table:covered-table-cell/>
          <table:covered-table-cell/>
          <table:table-cell table:style-name="Tableau4.F2" office:value-type="string">
            <text:p text:style-name="P8">%=CHF3L1=%</text:p>
          </table:table-cell>
          <table:table-cell table:style-name="Tableau4.G2" office:value-type="string">
            <text:p text:style-name="P5"><text:span text:style-name="T2">%=</text:span><text:span text:style-name="T3">MONTANT</text:span><text:span text:style-name="T1">L1_C3=%</text:span></text:p>
          </table:table-cell>
        </table:table-row>
        <table:table-row table:style-name="Tableau4.1">
          <table:table-cell table:style-name="Tableau4.A2" table:number-columns-spanned="5" office:value-type="string">
            <text:p text:style-name="P14">%=remLineWhenBlank(totalL2)=%</text:p>
          </table:table-cell>
          <table:covered-table-cell/>
          <table:covered-table-cell/>
          <table:covered-table-cell/>
          <table:covered-table-cell/>
          <table:table-cell table:style-name="Tableau4.F2" office:value-type="string">
            <text:p text:style-name="P8">%=CHF3L2=%</text:p>
          </table:table-cell>
          <table:table-cell table:style-name="Tableau4.G2" office:value-type="string">
            <text:p text:style-name="P5"><text:span text:style-name="T2">%=</text:span><text:span text:style-name="T3">MONTANT</text:span><text:span text:style-name="T1">L2_C3=%</text:span></text:p>
          </table:table-cell>
        </table:table-row>
        <table:table-row table:style-name="Tableau4.1">
          <table:table-cell table:style-name="Tableau4.A4" office:value-type="string">
            <text:p text:style-name="P13">%=remLineWhenBlank(totalLF)=%</text:p>
          </table:table-cell>
          <table:table-cell table:style-name="Tableau4.B4" office:value-type="string">
            <text:p text:style-name="P4"/>
          </table:table-cell>
          <table:table-cell table:style-name="Tableau4.B4" office:value-type="string">
            <text:p text:style-name="P7"/>
          </table:table-cell>
          <table:table-cell table:style-name="Tableau4.B4" office:value-type="string">
            <text:p text:style-name="P4"/>
          </table:table-cell>
          <table:table-cell table:style-name="Tableau4.B4" office:value-type="string">
            <text:p text:style-name="P7"/>
          </table:table-cell>
          <table:table-cell table:style-name="Tableau4.B4" office:value-type="string">
            <text:p text:style-name="P10">%=CHF3LF=%</text:p>
          </table:table-cell>
          <table:table-cell table:style-name="Tableau4.G4" office:value-type="string">
            <text:p text:style-name="P6"><text:span text:style-name="T2">%=</text:span><text:span text:style-name="T3">MONTAN</text:span><text:span text:style-name="T1">TLF_C3=%</text:span></text:p>
          </table:table-cell>
        </table:table-row>
      </table:table>
      <text:p text:style-name="DefaultSol">%#include PCALVersementDouble#%</text:p>
      <text:p text:style-name="DefaultSol">%=PCAL_JUSTIFICATIF=%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Gill Sans MT_CCJU" svg:font-family="'Gill Sans MT_CCJU'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 MT_CCJU1" svg:font-family="'Gill Sans MT_CCJU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Sol" style:family="paragraph" style:parent-style-name="Standard" style:class="text" style:master-page-name="">
      <style:paragraph-properties fo:keep-together="always" style:page-number="auto" fo:keep-with-next="always"/>
      <style:text-properties style:font-name="Gill Sans MT_CCJU" fo:font-size="10pt" style:font-size-asian="10pt" style:font-size-complex="10p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0.423cm" fo:margin-bottom="0.542cm" fo:margin-left="1.191cm" fo:margin-right="1.023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8$Win32 OpenOffice.org_project/418m3$Build-9803</meta:generator>
    <meta:creation-date>2014-07-18T13:59:43.62</meta:creation-date>
    <meta:editing-cycles>20</meta:editing-cycles>
    <meta:editing-duration>PT1H23M42S</meta:editing-duration>
    <dc:date>2021-05-21T11:19:45.30</dc:date>
    <meta:document-statistic meta:table-count="7" meta:image-count="0" meta:object-count="0" meta:page-count="2" meta:paragraph-count="185" meta:word-count="189" meta:character-count="2791"/>
    <meta:user-defined meta:name="Info 1"/>
    <meta:user-defined meta:name="Info 2"/>
    <meta:user-defined meta:name="Info 3"/>
    <meta:user-defined meta:name="Info 4"/>
  </office:meta>
</office:document-meta>
</file>